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none" officeooo:rsid="00766cc6" officeooo:paragraph-rsid="003b3a4f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officeooo:rsid="00a3cfbd" officeooo:paragraph-rsid="00a3cfbd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0a5c9c0" officeooo:paragraph-rsid="00a5c9c0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a80338" officeooo:paragraph-rsid="00a80338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aa101b" officeooo:paragraph-rsid="00aa101b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aa6db3" officeooo:paragraph-rsid="00aa6db3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aee0c1" officeooo:paragraph-rsid="00aee0c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b17bac" officeooo:paragraph-rsid="00b17bac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b186cb" officeooo:paragraph-rsid="00b186cb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b38e26" officeooo:paragraph-rsid="00b38e26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b9bfc9" officeooo:paragraph-rsid="00b38e26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ba212a" officeooo:paragraph-rsid="00ba212a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0bc5919" officeooo:paragraph-rsid="00bc5919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0c131d7" officeooo:paragraph-rsid="00c131d7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c30eb0" officeooo:paragraph-rsid="00c30eb0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officeooo:rsid="00c44013" officeooo:paragraph-rsid="00c44013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0c9cfe4" officeooo:paragraph-rsid="00c9cfe4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0cb650e" officeooo:paragraph-rsid="00cc867c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officeooo:rsid="00cc867c" officeooo:paragraph-rsid="00cc867c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0cc867c" officeooo:paragraph-rsid="00cdcd31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0cdcd31" officeooo:paragraph-rsid="00cdcd31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officeooo:rsid="00ce4ca1" officeooo:paragraph-rsid="00ce4ca1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officeooo:rsid="00ce4ca1" officeooo:paragraph-rsid="00cfc719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officeooo:rsid="00cfd8dd" officeooo:paragraph-rsid="00cfd8dd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officeooo:rsid="00d0528a" officeooo:paragraph-rsid="00d0528a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officeooo:rsid="00d08b90" officeooo:paragraph-rsid="00d08b90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officeooo:rsid="00d30b85" officeooo:paragraph-rsid="00d30b85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officeooo:rsid="00d30b85" officeooo:paragraph-rsid="00e802fe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officeooo:rsid="00d4e466" officeooo:paragraph-rsid="00d4e466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officeooo:rsid="00d66d10" officeooo:paragraph-rsid="00d66d10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officeooo:rsid="00de091b" officeooo:paragraph-rsid="00de091b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officeooo:rsid="00de3ced" officeooo:paragraph-rsid="00de3ced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officeooo:rsid="00e60544" officeooo:paragraph-rsid="00e60544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officeooo:rsid="00e72cbb" officeooo:paragraph-rsid="00e72cbb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officeooo:rsid="00ea2b84" officeooo:paragraph-rsid="00ea2b84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officeooo:rsid="00c202a2" officeooo:paragraph-rsid="00c6e25e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officeooo:rsid="00eb2746" officeooo:paragraph-rsid="00eb2746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officeooo:rsid="00ee6b0d" officeooo:paragraph-rsid="00ee6b0d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none" officeooo:rsid="00f17f20" officeooo:paragraph-rsid="00f17f20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none" officeooo:rsid="00f34cda" officeooo:paragraph-rsid="00f34cda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none" officeooo:rsid="00f4de18" officeooo:paragraph-rsid="00f4de18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officeooo:rsid="00f5cad1" officeooo:paragraph-rsid="00f5cad1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none" officeooo:rsid="00f96764" officeooo:paragraph-rsid="00f96764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officeooo:rsid="00fd07b6" officeooo:paragraph-rsid="00fd07b6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none" officeooo:rsid="00fda64f" officeooo:paragraph-rsid="00fda64f" style:font-style-asian="normal" style:font-style-complex="normal"/>
    </style:style>
    <style:style style:name="P46" style:family="paragraph" style:parent-style-name="Standard">
      <style:paragraph-properties fo:text-align="center" style:justify-single-word="false" fo:break-before="page"/>
      <style:text-properties fo:font-style="normal" style:text-underline-style="none" officeooo:rsid="00bc5919" officeooo:paragraph-rsid="00bc5919" style:font-style-asian="normal" style:font-style-complex="normal"/>
    </style:style>
    <style:style style:name="P47" style:family="paragraph" style:parent-style-name="Standard">
      <style:paragraph-properties fo:text-align="center" style:justify-single-word="false" fo:break-before="page"/>
      <style:text-properties fo:font-style="normal" style:text-underline-style="none" officeooo:rsid="00d08b90" officeooo:paragraph-rsid="00d08b90" style:font-style-asian="normal" style:font-style-complex="normal"/>
    </style:style>
    <style:style style:name="P48" style:family="paragraph" style:parent-style-name="Standard">
      <style:paragraph-properties fo:text-align="start" style:justify-single-word="false" fo:break-before="page"/>
      <style:text-properties fo:font-style="normal" style:text-underline-style="none" officeooo:rsid="00eb2746" officeooo:paragraph-rsid="00eb2746" style:font-style-asian="normal" style:font-style-complex="normal"/>
    </style:style>
    <style:style style:name="T1" style:family="text">
      <style:text-properties officeooo:rsid="00a97b8a"/>
    </style:style>
    <style:style style:name="T2" style:family="text">
      <style:text-properties officeooo:rsid="00ac5753"/>
    </style:style>
    <style:style style:name="T3" style:family="text">
      <style:text-properties officeooo:rsid="00aee0c1"/>
    </style:style>
    <style:style style:name="T4" style:family="text">
      <style:text-properties officeooo:rsid="00afdc1f"/>
    </style:style>
    <style:style style:name="T5" style:family="text">
      <style:text-properties officeooo:rsid="00b608d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c44013"/>
    </style:style>
    <style:style style:name="T8" style:family="text">
      <style:text-properties officeooo:rsid="00c5f795"/>
    </style:style>
    <style:style style:name="T9" style:family="text">
      <style:text-properties officeooo:rsid="00c6e25e"/>
    </style:style>
    <style:style style:name="T10" style:family="text">
      <style:text-properties officeooo:rsid="00cc867c"/>
    </style:style>
    <style:style style:name="T11" style:family="text">
      <style:text-properties officeooo:rsid="00ce4ca1"/>
    </style:style>
    <style:style style:name="T12" style:family="text">
      <style:text-properties officeooo:rsid="00cea53a"/>
    </style:style>
    <style:style style:name="T13" style:family="text">
      <style:text-properties officeooo:rsid="00d08b90"/>
    </style:style>
    <style:style style:name="T14" style:family="text">
      <style:text-properties officeooo:rsid="00d26ea3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de091b" fo:background-color="#ffff00" loext:char-shading-value="0"/>
    </style:style>
    <style:style style:name="T17" style:family="text">
      <style:text-properties officeooo:rsid="00d30b85" fo:background-color="transparent" loext:char-shading-value="0"/>
    </style:style>
    <style:style style:name="T18" style:family="text">
      <style:text-properties officeooo:rsid="00e29666"/>
    </style:style>
    <style:style style:name="T19" style:family="text">
      <style:text-properties officeooo:rsid="00e70935"/>
    </style:style>
    <style:style style:name="T20" style:family="text">
      <style:text-properties officeooo:rsid="00e7cb20"/>
    </style:style>
    <style:style style:name="T21" style:family="text">
      <style:text-properties officeooo:rsid="00e91e28"/>
    </style:style>
    <style:style style:name="T22" style:family="text">
      <style:text-properties officeooo:rsid="00eb57d2"/>
    </style:style>
    <style:style style:name="T23" style:family="text">
      <style:text-properties officeooo:rsid="00f34cda"/>
    </style:style>
    <style:style style:name="T24" style:family="text">
      <style:text-properties officeooo:rsid="00f77513"/>
    </style:style>
    <style:style style:name="T25" style:family="text">
      <style:text-properties officeooo:rsid="00f9e5ee"/>
    </style:style>
    <style:style style:name="T26" style:family="text">
      <style:text-properties officeooo:rsid="00fda64f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officeooo:rsid="00fdeb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KER</text:p>
      <text:p text:style-name="P1"/>
      <text:p text:style-name="P3">but : développer, livrer et exécuter des applications en utilisant la virtualisation</text:p>
      <text:p text:style-name="P3"/>
      <text:p text:style-name="P4"><text:span text:style-name="T1">U</text:span>n serveur physique contient plusieurs applications et <text:span text:style-name="T1">les applications sont sur plusieurs machines virtuelles.</text:span></text:p>
      <text:p text:style-name="P4"/>
      <text:p text:style-name="P5">VM dans le cloud <text:span text:style-name="T3">=&gt;</text:span> ressources optimisées</text:p>
      <text:p text:style-name="P5"/>
      <text:p text:style-name="P6">Le noyau utilisé <text:span text:style-name="T2">par chaque</text:span> container est celui du serveur host. Chaque container représente une machine virtuelle (voir le schéma).</text:p>
      <text:p text:style-name="P6"/>
      <text:p text:style-name="P7"><text:span text:style-name="T4">=&gt; </text:span>container = plus léger qu'une vm</text:p>
      <text:p text:style-name="P7"/>
      <text:p text:style-name="P8">pas besoin d'OS pour chaque container</text:p>
      <text:p text:style-name="P9">moins de CPU, RAM et disque utilisé</text:p>
      <text:p text:style-name="P9">...</text:p>
      <text:p text:style-name="P9"/>
      <text:p text:style-name="P10">Docker <text:span text:style-name="T5">Engine</text:span> permet la construction, le déploiement et l'exécution du container. Docker <text:span text:style-name="T5">Engine permet de faire le lien entre le Host OS et les container.</text:span></text:p>
      <text:p text:style-name="P10"/>
      <text:p text:style-name="P11">docker image = patron pour créer un docker (différent de docker tout court)</text:p>
      <text:p text:style-name="P11"/>
      <text:p text:style-name="P12">docker run -d centos:01 ping 127.0.0.1 -c 100 <text:span text:style-name="T6">/* lance l'image d'un container de centos:01 en arrière plan avec la commande ping 127.0.0.1 100 fois */</text:span></text:p>
      <text:p text:style-name="P12"/>
      <text:p text:style-name="P16">docker images : liste les images locales</text:p>
      <text:p text:style-name="P46">Exercice (récupérer Alpine) : </text:p>
      <text:p text:style-name="P13"/>
      <text:p text:style-name="P13">récupérer alpine : <text:span text:style-name="T7">docker search alpine;</text:span>docker pull alpine</text:p>
      <text:p text:style-name="P14">vérifier que l'image alpine est bien présente : <text:span text:style-name="T7">docker images</text:span></text:p>
      <text:p text:style-name="P36">démarrer un container avec un shell de manière interactive avec l'image alpine : <text:span text:style-name="T9">docker run -it alpine /bin/bash</text:span></text:p>
      <text:p text:style-name="P35">si déjà démarré : <text:span text:style-name="T19">docker exec -it </text:span>mariadb<text:span text:style-name="T19"> /bin/sh</text:span></text:p>
      <text:p text:style-name="P15">lister les processus en cours : <text:span text:style-name="T9">ps</text:span></text:p>
      <text:p text:style-name="P15"/>
      <text:p text:style-name="P15">-<text:span text:style-name="T8">it : de manière interactive (i : input, t : terminal) (utilisé si on veut l'utiliser en shell)</text:span></text:p>
      <text:p text:style-name="P15"/>
      <text:p text:style-name="P17">lister les container lancés : docker ps</text:p>
      <text:p text:style-name="P18"><text:span text:style-name="T11">depuis le Terminal 2 : </text:span>ajouter un nouveau processus (ping www.esgi.com) au container (attention, il faut le nom du container) : <text:span text:style-name="T10">docker exec -d nom_du_container ping </text:span><text:a xlink:type="simple" xlink:href="http://www.esgi.com/" text:style-name="Internet_20_link" text:visited-style-name="Visited_20_Internet_20_Link"><text:span text:style-name="T10">www.esgi.com</text:span></text:a></text:p>
      <text:p text:style-name="P21"/>
      <text:p text:style-name="P21">en retournant sur le terminal 1, en faisant ps, on trouve le nouveau processus <text:a xlink:type="simple" xlink:href="http://www.esgi.fr/" text:style-name="Internet_20_link" text:visited-style-name="Visited_20_Internet_20_Link">www.esgi.fr</text:a> qui tourne</text:p>
      <text:p text:style-name="P18"/>
      <text:p text:style-name="P22">Terminal 1 <text:s/>: touch fic</text:p>
      <text:p text:style-name="P18"/>
      <text:p text:style-name="P23">Terminal 2 : créer une nouvelle image à partir du container modifié (on l'a modifié en créant un nouveau fichier) : <text:span text:style-name="T12">docker commit -m "monAlpine" nom_du_container gaetanab/alpine-esgi</text:span></text:p>
      <text:p text:style-name="P18"/>
      <text:p text:style-name="P20">/* nom_du_container est le nom du container depuis docker -ps */</text:p>
      <text:p text:style-name="P19"/>
      <text:p text:style-name="P24">se loguer au docker hub : docker log<text:span text:style-name="T18">in</text:span></text:p>
      <text:p text:style-name="P25">envoyer l'image sur le hub : docker push <text:span text:style-name="T13">gaetanab/alpine-esgi</text:span></text:p>
      <text:p text:style-name="P26">vérifier sur hub.docker.com que l'image est présente</text:p>
      <text:p text:style-name="P47"><text:span text:style-name="T14">M</text:span>ariadb</text:p>
      <text:p text:style-name="P26"/>
      <text:p text:style-name="P26">docker search mariadb</text:p>
      <text:p text:style-name="P26">docker pull mariadb</text:p>
      <text:p text:style-name="P26"/>
      <text:p text:style-name="P27">root@debian:/home/gaetan# docker run mariadb</text:p>
      <text:p text:style-name="P27">error: database is uninitialized and password option is not specified </text:p>
      <text:p text:style-name="P27"><text:s text:c="2"/>You need to specify one of MYSQL_ROOT_PASSWORD, MYSQL_ALLOW_EMPTY_PASSWORD and MYSQL_RANDOM_ROOT_PASSWORD</text:p>
      <text:p text:style-name="P28">root@debian:/home/gaetan# <text:span text:style-name="T20">docker run --name mariadb -e MYSQL_ROOT_PASSWORD=doudou -p 1111:3306 -d mariadb</text:span></text:p>
      <text:p text:style-name="P27"/>
      <text:p text:style-name="P27">docker ps</text:p>
      <text:p text:style-name="P27"/>
      <text:p text:style-name="P30">docker pull phpmyadmin/phpmyadmin</text:p>
      <text:p text:style-name="P29">docker run --name phpmyadmin -d phpmyadmin/phpmyadmin</text:p>
      <text:p text:style-name="P29"/>
      <text:p text:style-name="P31">docker run --name <text:span text:style-name="T15">phpmyadmin</text:span> --<text:span text:style-name="T21">link mariadb:db</text:span> -p 8080:80 -d phpmyadmin/phpmyadmin</text:p>
      <text:p text:style-name="P32"><text:span text:style-name="T17">/* </text:span><text:span text:style-name="T16">phpmyadmin</text:span> est le container que l'on crée*/</text:p>
      <text:p text:style-name="P31">depuis un navigateur, taper <text:a xlink:type="simple" xlink:href="http://127.0.0.1:8080/" text:style-name="Internet_20_link" text:visited-style-name="Visited_20_Internet_20_Link">http://127.0.0.1:8080</text:a> : on arrive sur phpmyadmin</text:p>
      <text:p text:style-name="P31"/>
      <text:p text:style-name="P33">pour les relance : docker start mariadb</text:p>
      <text:p text:style-name="P33">docker start phpmyadmin</text:p>
      <text:p text:style-name="P34"/>
      <text:p text:style-name="P35">docker run --name wordpress --link mariadb:mysql -p 2222:80 <text:s/>-d wordpress</text:p>
      <text:p text:style-name="P48">automatiser la mise à jour à des docker à chaque modification <text:s/>: <text:span text:style-name="T22">D</text:span>ockerfile</text:p>
      <text:p text:style-name="P37">qui maj <text:span text:style-name="T22">sur Docker Hub dès qu'il remarque une modificatif </text:span>sur github</text:p>
      <text:p text:style-name="P37"/>
      <text:p text:style-name="P38">créer image à partir d'un fichier : docker build -t</text:p>
      <text:p text:style-name="P38"/>
      <text:p text:style-name="P39">RUN apt-get install gedit</text:p>
      <text:p text:style-name="P39">CMD echo "hello" /<text:span text:style-name="T23">* commande lancée au démarrage du container */</text:span></text:p>
      <text:p text:style-name="P39">ENTRYPOINT echo "hello"</text:p>
      <text:p text:style-name="P39"/>
      <text:p text:style-name="P39">ou RUN ["apt-get", "install", "gedi<text:span text:style-name="T28">t</text:span>"]</text:p>
      <text:p text:style-name="P39"/>
      <text:p text:style-name="P40">EXPOSE : indique à docker d'écouter certains port</text:p>
      <text:p text:style-name="P40"/>
      <text:p text:style-name="P41">COPY : copie des fichiers et des dossiers à l'intérieur du container</text:p>
      <text:p text:style-name="P41"/>
      <text:p text:style-name="P42">ADD = comme COPY avec la possibilité de passer en paramètre une <text:span text:style-name="T24">url</text:span></text:p>
      <text:p text:style-name="P42"/>
      <text:p text:style-name="P45"><text:span text:style-name="T27">Fichier DockerFile :</text:span> </text:p>
      <text:p text:style-name="P43">FROM alpine</text:p>
      <text:p text:style-name="P43">MAINTAINER Gaétan Alfieri-Bonnier &lt;gaetan.ab@gmail.com&gt;</text:p>
      <text:p text:style-name="P43">RUN apk --update add openssh</text:p>
      <text:p text:style-name="P43">RUN ssh-keygen -A</text:p>
      <text:p text:style-name="P43">RUN sed -i s/#PermitRootLogin.*/PermitRootLogin\ yes/ /etc/ssh/sshd_config &amp;&amp; echo "root:esgi" | chpasswd</text:p>
      <text:p text:style-name="P43">EXPOSE 22 /* car ssh utilise le port 22 */</text:p>
      <text:p text:style-name="P43">CMD ["/usr/sbin/sshd", "-D", "-e"] /<text:span text:style-name="T25">* ou CMD /usr/sbin/sshd -D -e */ /* lancé au démarrage du container */</text:span></text:p>
      <text:p text:style-name="P42"/>
      <text:p text:style-name="P44">docker build -t nouvelle_image /home/gaetan/container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6-10-05T08:26:55.118507962</dc:date>
    <meta:editing-duration>P1DT2H7M24S</meta:editing-duration>
    <meta:editing-cycles>252</meta:editing-cycles>
    <meta:document-statistic meta:table-count="0" meta:image-count="0" meta:object-count="0" meta:page-count="4" meta:paragraph-count="64" meta:word-count="598" meta:character-count="3852" meta:non-whitespace-character-count="3317"/>
  </office:meta>
</office:document-meta>
</file>